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Arial Unicode MS1" svg:font-family="'Arial Unicode MS'"/>
    <style:font-face style:name="Arial1" svg:font-family="Arial, sans-serif"/>
    <style:font-face style:name="HG Mincho Light J1" svg:font-family="'HG Mincho Light J'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.42cm" fo:margin-bottom="0.21cm"/>
      <style:text-properties style:font-name="Arial" fo:font-size="16pt" fo:font-weight="bold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background-color="transparent"/>
    </style:style>
    <style:style style:name="P7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8" style:family="paragraph" style:parent-style-name="Text_20_body">
      <style:paragraph-properties fo:margin-top="0cm" fo:margin-bottom="0cm"/>
      <style:text-properties officeooo:paragraph-rsid="0006fb75" fo:background-color="transparent"/>
    </style:style>
    <style:style style:name="P9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0" style:family="paragraph" style:parent-style-name="Text_20_body" style:list-style-name="L3">
      <style:paragraph-properties fo:margin-top="0cm" fo:margin-bottom="0cm"/>
      <style:text-properties fo:background-color="transparent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master-page-name="Standard">
      <style:paragraph-properties fo:margin-left="-0.503cm" fo:margin-right="0cm" fo:text-indent="0cm" style:auto-text-indent="false" style:page-number="auto"/>
      <style:text-properties style:font-name="Arial" fo:font-size="16pt" fo:font-weight="bold"/>
    </style:style>
    <style:style style:name="P13" style:family="paragraph" style:parent-style-name="Heading_20_1">
      <style:paragraph-properties fo:margin-top="0cm" fo:margin-bottom="0.499cm"/>
    </style:style>
    <style:style style:name="P14" style:family="paragraph" style:parent-style-name="Heading_20_2">
      <style:text-properties officeooo:paragraph-rsid="0006fb75"/>
    </style:style>
    <style:style style:name="P15" style:family="paragraph" style:parent-style-name="Heading_20_2">
      <style:text-properties fo:background-color="transparent"/>
    </style:style>
    <style:style style:name="P16" style:family="paragraph" style:parent-style-name="Contents_20_1">
      <style:paragraph-properties>
        <style:tab-stops/>
      </style:paragraph-properties>
    </style:style>
    <style:style style:name="P17" style:family="paragraph" style:parent-style-name="Contents_20_2">
      <style:paragraph-properties>
        <style:tab-stops/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weight="bold" officeooo:rsid="0006fb75"/>
    </style:style>
    <style:style style:name="T6" style:family="text">
      <style:text-properties fo:font-weight="bold" officeooo:rsid="0006fb75" style:font-weight-asian="bold" style:font-weight-complex="bold"/>
    </style:style>
    <style:style style:name="T7" style:family="text">
      <style:text-properties fo:font-style="italic" fo:font-weight="bold"/>
    </style:style>
    <style:style style:name="T8" style:family="text">
      <style:text-properties fo:font-style="italic" fo:font-weight="bold" officeooo:rsid="00073acb"/>
    </style:style>
    <style:style style:name="T9" style:family="text">
      <style:text-properties fo:font-style="italic" fo:font-weight="normal" officeooo:rsid="00073acb" style:font-weight-asian="normal" style:font-weight-complex="normal"/>
    </style:style>
    <style:style style:name="T10" style:family="text">
      <style:text-properties fo:font-style="italic" fo:font-weight="normal" officeooo:rsid="00073acb" style:font-style-asian="normal" style:font-weight-asian="normal" style:font-style-complex="normal" style:font-weight-complex="normal"/>
    </style:style>
    <style:style style:name="T11" style:family="text">
      <style:text-properties officeooo:rsid="0006fb75"/>
    </style:style>
    <style:style style:name="T12" style:family="text">
      <style:text-properties officeooo:rsid="00073acb"/>
    </style:style>
    <style:style style:name="T13" style:family="text">
      <style:text-properties fo:font-style="normal" fo:font-weight="normal" officeooo:rsid="00073acb" style:font-style-asian="normal" style:font-weight-asian="normal" style:font-style-complex="normal" style:font-weight-complex="normal"/>
    </style:style>
    <style:style style:name="T14" style:family="text">
      <style:text-properties officeooo:rsid="0007a961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2"/>
        <text:section text:style-name="Sect1" text:name="Table of Contents1_Head">
          <text:table-of-content text:style-name="Sect2" text:protected="true" text:name="Table des matières1">
            <text:table-of-content-source text:outline-level="10" text:index-scope="chapter">
              <text:index-title-template text:style-name="Contents_20_Heading">Rozdziały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Rozdziały:</text:p>
              </text:index-title>
              <text:p text:style-name="P16"><text:a xlink:type="simple" xlink:href="#__RefHeading__123_1245514498">1 - Wprowadzenie.</text:a></text:p>
              <text:p text:style-name="P17"><text:a xlink:type="simple" xlink:href="#__RefHeading__125_1245514498">1.1 - Przeznaczenie</text:a></text:p>
              <text:p text:style-name="P17"><text:a xlink:type="simple" xlink:href="#__RefHeading__127_1245514498">1.2 - Opis techniczny.</text:a></text:p>
            </text:index-body>
          </text:table-of-content>
          <text:p text:style-name="P3"/>
        </text:section>
      </text:section>
      <text:h text:style-name="P13" text:outline-level="1"><text:bookmark text:name="__RefHeading__123_1245514498"/><text:span text:style-name="T11">Wprowadzenie</text:span>.<text:bookmark-end text:name="__RefHeading__123_1245514498"/></text:h>
      <text:h text:style-name="P14" text:outline-level="2"><text:bookmark text:name="__RefHeading__125_1245514498"/><text:span text:style-name="T11">Przeznaczenie</text:span><text:bookmark-end text:name="__RefHeading__125_1245514498"/></text:h>
      <text:p text:style-name="P1"><text:span text:style-name="T4">Eeschema</text:span> <text:span text:style-name="T11">to wydajne oprogramowanie przeznaczone do rysowania schematów elektronicznych, dostępne dla następujących systemów operacyjnych:</text:span></text:p>
      <text:p text:style-name="P1"/>
      <text:list xml:id="list1411884252" text:style-name="L1">
        <text:list-item>
          <text:p text:style-name="P7">LINUX</text:p>
        </text:list-item>
        <text:list-item>
          <text:p text:style-name="P11">WINDOWS <text:span text:style-name="T1">XP</text:span>/2000</text:p>
        </text:list-item>
      </text:list>
      <text:p text:style-name="P1"/>
      <text:p text:style-name="P8"><text:span text:style-name="T11">Niezależnie jaki system został użyty, generowane przez program pliki są w pełni kompatybilne pomiędzy systemami.</text:span></text:p>
      <text:p text:style-name="P6"><text:span text:style-name="T3">Eeschema</text:span> <text:span text:style-name="T11">to oprogramowanie “z</text:span>integr<text:span text:style-name="T11">owane</text:span>” <text:span text:style-name="T11">ponieważ wszsytkie funkcje jake oferuje: rysowanie, kontrola poprawności, układ, zarządzanie bibliotekami I dostęp do oprogramowania do tworzenia PCB są dostępne z poziomu </text:span>Eeschema.</text:p>
      <text:p text:style-name="P6"><text:span text:style-name="T11">Pozwala on także na rysowanie </text:span><text:span text:style-name="T3">hierarchic</text:span><text:span text:style-name="T5">zne</text:span>, <text:span text:style-name="T11">używając do tego </text:span><text:span text:style-name="T6">wielu</text:span><text:span text:style-name="T11"> połączonych ze sobą </text:span><text:span text:style-name="T6">arkuszy schematów</text:span>.</text:p>
      <text:p text:style-name="P6"><text:span text:style-name="T11">Program jest przeznaczony do współpracy z oprogramowaniem do tworzenia obwodów drukowanych PCB jak np. </text:span><text:span text:style-name="T3">PCBNEW</text:span>, <text:span text:style-name="T11">któremu dostacza tzw. plików </text:span><text:span text:style-name="T7">Netlist</text:span>, <text:span text:style-name="T11">które to opisują elektryczne połączenia na PCB na podstawie projektu schematu</text:span>.</text:p>
      <text:p text:style-name="P6">Eeschema <text:span text:style-name="T11">posiada także zintegrowany edytor elementów pozwalający na tworzenie, edycję oraz wizualizację elementów, a również zapewnia obsługę bibliotek symboli (import, eksport, dodawanie I usuwanie elementów bibliotek)</text:span>.</text:p>
      <text:p text:style-name="P1"/>
      <text:p text:style-name="P6">Eeschema <text:span text:style-name="T12">również zawiera następujące narzędzia dodatkowe ale stanowiące niezbędny element nowoczesnego oprogramowania do tworzenia schematów</text:span>:</text:p>
      <text:p text:style-name="P1"/>
      <text:list xml:id="list479637082" text:style-name="L2">
        <text:list-item>
          <text:p text:style-name="P9"><text:span text:style-name="T12">Sprawdzanie poprawności projektu </text:span>(<text:span text:style-name="T7">DRC</text:span>) <text:span text:style-name="T12">dla zautomatyzowanego procesu kontroli poprawności połączeń, czy pozostawienia niepołączonych wejść elementów...</text:span></text:p>
        </text:list-item>
        <text:list-item>
          <text:p text:style-name="P9"><text:span text:style-name="T12">Generowanie wydruków w formacie </text:span>POSTSCRIPT <text:span text:style-name="T12">lub</text:span> HPGL</text:p>
        </text:list-item>
        <text:list-item>
          <text:p text:style-name="P9"><text:span text:style-name="T12">Generowanie wydruków na drukarce lokalnej</text:span>.</text:p>
        </text:list-item>
        <text:list-item>
          <text:p text:style-name="P9"><text:span text:style-name="T12">Tworzenie listy materiałowych </text:span>B<text:span text:style-name="T12">O</text:span>M.</text:p>
        </text:list-item>
        <text:list-item>
          <text:p text:style-name="P9"><text:span text:style-name="T13">Tworzenie list połączeń </text:span><text:span text:style-name="T10">(</text:span><text:span text:style-name="T8">ne</text:span><text:span text:style-name="T7">tlist</text:span><text:span text:style-name="T8">y</text:span><text:span text:style-name="T9">)</text:span> <text:span text:style-name="T12">dla programów tworzących </text:span>PCB <text:span text:style-name="T12">lub oprogramowania symulacyjnego</text:span>.</text:p>
        </text:list-item>
      </text:list>
      <text:h text:style-name="P15" text:outline-level="2"><text:bookmark text:name="__RefHeading__127_1245514498"/><text:span text:style-name="T11">Opis techniczny</text:span>.<text:bookmark-end text:name="__RefHeading__127_1245514498"/></text:h>
      <text:p text:style-name="P6"><text:span text:style-name="T12">To 32-bitowe oprogramowanie jest ograniczone tylko przez ilość dostępnej pamięci.</text:span></text:p>
      <text:p text:style-name="P6"><text:span text:style-name="T12">Nie posiada realnych ograniczeń co do ilości elementów, liczby wyprowadzeń, połączeń, akruszy...</text:span></text:p>
      <text:p text:style-name="P6">Eeschema <text:span text:style-name="T12">pozwala na proste jak i wieloarkuszowe schematy.</text:span></text:p>
      <text:p text:style-name="P6"><text:span text:style-name="T12">W przypadku schematów wieloarkuszowych ich reprezentacja jest hierarchiczna, a dostęp do każdego z arkuszy jest niezależny.</text:span></text:p>
      <text:p text:style-name="P6">Eeschema <text:span text:style-name="T12">pozwala dla schematów wieloarkuszowych pozwala na :</text:span></text:p>
      <text:list xml:id="list1910605215" text:style-name="L3">
        <text:list-item>
          <text:p text:style-name="P10"><text:span text:style-name="T14">Hierarchie p</text:span><text:span text:style-name="T12">roste </text:span>(<text:span text:style-name="T12">każdy schemat jest użyty tylko jeden raz</text:span>)</text:p>
        </text:list-item>
        <text:list-item>
          <text:p text:style-name="P10"><text:span text:style-name="T14">Hierarchie złożone</text:span> (<text:span text:style-name="T14">niektóre ze schematów są użyte wielokrotnie</text:span>)</text:p>
        </text:list-item>
        <text:list-item>
          <text:p text:style-name="P10"><text:span text:style-name="T14">Hierarchie płaskie</text:span> (<text:span text:style-name="T14">niektóre schematy nie są wyraźnie połączone w głównym schemacie</text:span>)</text:p>
        </text:list-item>
      </text:list>
      <text:p text:style-name="P6"><text:soft-page-break/></text:p>
      <text:p text:style-name="P4"><text:span text:style-name="T14">Maksymalny rozmiar rysunku jest zawsze regulowany od formatu A4 do A0 i od formatu A do E</text:span>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Arial Unicode MS1" svg:font-family="'Arial Unicode MS'"/>
    <style:font-face style:name="Arial1" svg:font-family="Arial, sans-serif"/>
    <style:font-face style:name="HG Mincho Light J1" svg:font-family="'HG Mincho Light J'"/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1" fo:font-size="12pt" fo:language="fr" fo:country="FR" style:font-size-asian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199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1" fo:font-size="16pt" fo:language="fr" fo:country="FR" style:text-underline-style="none" fo:font-weight="bold" style:text-blinking="false" style:font-name-asian="HG Mincho Light J" style:font-size-asian="12pt" style:font-weight-asian="bold" style:font-name-complex="Arial Unicode MS" style:font-size-complex="12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HG Mincho Light J1" style:font-size-asian="12pt" style:font-weight-asian="bold" style:font-name-complex="Arial Unicode MS1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eschema, chap1: Presentation</dc:title>
    <meta:initial-creator>IUT</meta:initial-creator>
    <meta:creation-date>1996-01-27T13:47:00</meta:creation-date>
    <dc:date>2011-01-07T21:13:37</dc:date>
    <dc:language>fr-FR</dc:language>
    <meta:editing-cycles>9</meta:editing-cycles>
    <meta:editing-duration>PT00H57M00S</meta:editing-duration>
    <meta:document-statistic meta:table-count="0" meta:image-count="0" meta:object-count="0" meta:page-count="2" meta:paragraph-count="33" meta:word-count="325" meta:character-count="2458"/>
    <dc:creator>Kerusey Karyu</dc:creator>
    <meta:user-defined meta:name="Info 1"/>
    <meta:user-defined meta:name="Info 2"/>
    <meta:user-defined meta:name="Info 3"/>
    <meta:user-defined meta:name="Info 4"/>
  </office:meta>
</office:document-meta>
</file>